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/>
    </style:style>
    <style:style style:name="ce3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ahoma" style:font-name-asian="Tahoma" style:font-name-complex="Tahoma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1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4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transparent"/>
      <style:text-properties style:font-name="Tahoma" style:font-name-asian="Tahoma" style:font-name-complex="Tahoma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30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ahoma" style:font-name-asian="Tahoma" style:font-name-complex="Tahoma"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Tahoma" style:font-name-asian="Tahoma" style:font-name-complex="Tahoma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Tahoma" style:font-name-asian="Tahoma" style:font-name-complex="Tahoma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Tahoma" style:font-name-asian="Tahoma" style:font-name-complex="Tahoma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ahoma" style:font-name-asian="Tahoma" style:font-name-complex="Tahoma"/>
    </style:style>
    <style:style style:name="ce40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1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fo:background-color="transparent"/>
      <style:text-properties style:font-name="Tahoma" style:font-name-asian="Tahoma" style:font-name-complex="Tahoma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ahoma" style:font-name-asian="Tahoma" style:font-name-complex="Tahoma" fo:font-size="9pt" style:font-size-asian="9pt" style:font-size-complex="9pt"/>
    </style:style>
    <style:style style:name="ce57" style:family="table-cell" style:parent-style-name="Default" style:data-style-name="N0">
      <style:table-cell-properties fo:background-color="transparent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66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9" style:family="table-cell" style:parent-style-name="Default" style:data-style-name="N1">
      <style:table-cell-properties fo:border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0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1">
      <style:table-cell-properties fo:border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2" style:family="table-cell" style:parent-style-name="Default" style:data-style-name="N1">
      <style:table-cell-properties fo:border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3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4" style:family="table-cell" style:parent-style-name="Default" style:data-style-name="N0">
      <style:table-cell-properties fo:border="thin solid #000000" fo:background-color="#B7DEE8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1">
      <style:table-cell-properties fo:border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6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/>
    </style:style>
    <style:style style:name="ce87" style:family="table-cell" style:parent-style-name="Default" style:data-style-name="N0">
      <style:table-cell-properties fo:border="thin solid #000000" style:vertical-align="automatic" fo:background-color="#DCE6F1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automatic" fo:background-color="#CCC0DA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4.81541666666667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9.15pt" style:use-optimal-row-height="false" fo:break-before="auto"/>
    </style:style>
    <style:style style:name="ro5" style:family="table-row">
      <style:table-row-properties style:row-height="10.15pt" style:use-optimal-row-height="false" fo:break-before="auto"/>
    </style:style>
    <style:style style:name="ro6" style:family="table-row">
      <style:table-row-properties style:row-height="15.9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6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1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2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1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1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6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2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6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7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2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7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3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2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2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7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2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34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7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38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7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8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8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3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8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4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3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3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8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4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8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9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4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9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5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9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5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02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9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5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0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9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6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1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6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14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1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7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7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22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78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2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8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3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8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34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3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9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94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12in" fo:padding-bottom="0.0512in" fo:padding-left="0.0984in" fo:padding-right="0.0984in" draw:textarea-vertical-align="top" draw:textarea-horizontal-align="center" draw:fill="none" draw:stroke="solid" svg:stroke-width="0.0102in" svg:stroke-color="#000000" draw:marker-end="a24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98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46" style:parent-style-name="Graphics">
      <style:graphic-properties draw:fill="none" fo:clip="rect(0in 0in 0in 0in)" draw:stroke="none" draw:luminance="0%" draw:contrast="0%" draw:imag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778in" svg:stroke-color="#385d8a" svg:stroke-opacity="100%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0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2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0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4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5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25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1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5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5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1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0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30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5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118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id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12in" fo:padding-bottom="0.0512in" fo:padding-left="0.0984in" fo:padding-right="0.0984in" draw:textarea-vertical-align="top" draw:textarea-horizontal-align="left" draw:fill="none" draw:stroke="solid" svg:stroke-width="0.0102in" svg:stroke-color="#000000" draw:marker-end="a58" svg:stroke-opacity="100%" draw:stroke-linejoin="miter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CG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7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7" table:default-cell-style-name="ce2"/>
        <table:table-column table:style-name="co16" table:number-columns-repeated="15360" table:default-cell-style-name="ce1"/>
        <table:table-row table:style-name="ro1">
          <table:table-cell table:number-columns-spanned="2" table:number-rows-spanned="3" table:style-name="ce52">
            <draw:frame draw:z-index="1" draw:id="id0" draw:style-name="a0" draw:name="Graphics 5" svg:x="0.211in" svg:y="0.0394in" svg:width="0.6654in" svg:height="0.54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7" table:number-rows-spanned="1" table:style-name="ce43">
            <text:p><text:s/>PT SARANACENTRAL BAJATAMA Tbk.</text:p>
          </table:table-cell>
          <table:covered-table-cell table:number-columns-repeated="6"/>
          <table:table-cell office:value-type="string" table:number-columns-spanned="6" table:number-rows-spanned="3" table:style-name="ce89">
            <text:p><text:s/>ESTIMASI PRODUKSI CGL</text:p>
          </table:table-cell>
          <table:covered-table-cell table:number-columns-repeated="5"/>
          <table:table-cell office:value-type="string" table:number-columns-spanned="2" table:number-rows-spanned="1" table:style-name="ce45">
            <text:p><text:s/>No Dokumen <text:s text:c="6"/>F – PPC – 001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46">
            <text:p><text:s/>DEPARTEMEN PPC &amp; PRODUKSI</text:p>
          </table:table-cell>
          <table:covered-table-cell table:number-columns-repeated="6"/>
          <table:covered-table-cell/>
          <table:covered-table-cell table:number-columns-repeated="5"/>
          <table:table-cell office:value-type="string" table:number-columns-spanned="2" table:number-rows-spanned="1" table:style-name="ce45">
            <text:p><text:s/>No Revisi <text:s text:c="13"/>04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47">
            <text:p><text:s/>PPC CGL</text:p>
          </table:table-cell>
          <table:covered-table-cell table:number-columns-repeated="6"/>
          <table:covered-table-cell/>
          <table:covered-table-cell table:number-columns-repeated="5"/>
          <table:table-cell office:value-type="string" table:number-columns-spanned="2" table:number-rows-spanned="1" table:style-name="ce45">
            <text:p><text:s/>Tanggal Efektif <text:s text:c="5"/>13 JUNI 2016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48">
            <text:p><text:s/>Tanggal : 05 DESEMBER 2016</text:p>
          </table:table-cell>
          <table:covered-table-cell table:number-columns-repeated="16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48">
            <text:p><text:s/>Untuk : Produksi, Quality Control dan Warehouse mohon disiapkan dan diproduksi sbb :</text:p>
          </table:table-cell>
          <table:covered-table-cell table:number-columns-repeated="12"/>
          <table:table-cell office:value-type="string" table:number-columns-spanned="4" table:number-rows-spanned="1" table:style-name="ce48">
            <text:p><text:s/>Periode : Senin s/d Kamis – Kamis s/d Senin</text:p>
          </table:table-cell>
          <table:covered-table-cell table:number-columns-repeated="3"/>
          <table:table-cell table:style-name="ce4"/>
          <table:table-cell table:number-columns-repeated="1005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49">
            <text:p>Urutan</text:p>
          </table:table-cell>
          <table:table-cell office:value-type="string" table:number-columns-spanned="6" table:number-rows-spanned="1" table:style-name="ce49">
            <text:p>BAHAN</text:p>
          </table:table-cell>
          <table:covered-table-cell table:number-columns-repeated="5"/>
          <table:table-cell office:value-type="string" table:style-name="ce5">
            <text:p>Speed</text:p>
          </table:table-cell>
          <table:table-cell office:value-type="string" table:number-columns-spanned="2" table:number-rows-spanned="1" table:style-name="ce50">
            <text:p>Waktu Prod</text:p>
          </table:table-cell>
          <table:covered-table-cell/>
          <table:table-cell office:value-type="string" table:number-columns-spanned="6" table:number-rows-spanned="1" table:style-name="ce50">
            <text:p><text:s/>TARGET PRODUK</text:p>
          </table:table-cell>
          <table:covered-table-cell table:number-columns-repeated="5"/>
          <table:table-cell office:value-type="string" table:number-columns-spanned="1" table:number-rows-spanned="2" table:style-name="ce49">
            <text:p>KETERANGAN</text:p>
          </table:table-cell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Ukuran</text:p>
          </table:table-cell>
          <table:covered-table-cell table:number-columns-repeated="2"/>
          <table:table-cell office:value-type="string" table:style-name="ce6">
            <text:p>Ton</text:p>
          </table:table-cell>
          <table:table-cell office:value-type="string" table:style-name="ce6">
            <text:p>Meter</text:p>
          </table:table-cell>
          <table:table-cell office:value-type="string" table:style-name="ce6">
            <text:p>Sumber</text:p>
          </table:table-cell>
          <table:table-cell office:value-type="string" table:style-name="ce5">
            <text:p>mpm</text:p>
          </table:table-cell>
          <table:table-cell office:value-type="string" table:style-name="ce6">
            <text:p>Menit</text:p>
          </table:table-cell>
          <table:table-cell office:value-type="string" table:style-name="ce6">
            <text:p>Jam</text:p>
          </table:table-cell>
          <table:table-cell office:value-type="string" table:style-name="ce6">
            <text:p>Spek</text:p>
          </table:table-cell>
          <table:table-cell office:value-type="string" table:style-name="ce6">
            <text:p>Coat</text:p>
          </table:table-cell>
          <table:table-cell office:value-type="string" table:style-name="ce6">
            <text:p>Berat (MT)</text:p>
          </table:table-cell>
          <table:table-cell office:value-type="string" table:number-columns-spanned="2" table:number-rows-spanned="1" table:style-name="ce50">
            <text:p>Order</text:p>
          </table:table-cell>
          <table:covered-table-cell/>
          <table:table-cell office:value-type="string" table:style-name="ce6">
            <text:p>Finished</text:p>
          </table:table-cell>
          <table:covered-table-cell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3">
          <table:table-cell table:style-name="ce7"/>
          <table:table-cell table:number-columns-repeated="4" table:style-name="ce8"/>
          <table:table-cell table:style-name="ce65"/>
          <table:table-cell table:number-columns-repeated="10" table:style-name="ce8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float" office:value="0.7" table:style-name="ce11">
            <text:p>0.70</text:p>
          </table:table-cell>
          <table:table-cell office:value-type="string" table:style-name="ce12">
            <text:p>x</text:p>
            <draw:custom-shape svg:x="0.0583in" svg:y="0.2472in" svg:width="0in" svg:height="0.2544in" draw:z-index="17" draw:id="id16" draw:style-name="a63" draw:name="Straight Connector 3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13">
            <text:p>1219</text:p>
          </table:table-cell>
          <table:table-cell office:value-type="float" office:value="700" table:style-name="ce10">
            <text:p>700</text:p>
          </table:table-cell>
          <table:table-cell office:value-type="float" office:value="104502.48977181881" table:formula="msoxl:=E9/(B9*D9*7.85/1000000)" table:style-name="ce66">
            <text:p>104502</text:p>
          </table:table-cell>
          <table:table-cell office:value-type="string" table:style-name="ce10">
            <text:p>KS_ESSAR</text:p>
          </table:table-cell>
          <table:table-cell office:value-type="float" office:value="40" table:style-name="ce10">
            <text:p>40</text:p>
          </table:table-cell>
          <table:table-cell office:value-type="float" office:value="2612.5622442954705" table:formula="msoxl:=+F9/H9" table:style-name="ce14">
            <text:p>2613</text:p>
          </table:table-cell>
          <table:table-cell office:value-type="float" office:value="43.542704071591174" table:formula="msoxl:=+I9/60" table:style-name="ce15">
            <text:p>44</text:p>
          </table:table-cell>
          <table:table-cell office:value-type="string" table:style-name="ce10">
            <text:p>G-550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3 – 4.8</text:p>
          </table:table-cell>
          <table:table-cell office:value-type="string" table:number-columns-spanned="2" table:number-rows-spanned="1" table:style-name="ce50">
            <text:p>DECKING</text:p>
          </table:table-cell>
          <table:covered-table-cell/>
          <table:table-cell office:value-type="string" table:style-name="ce10">
            <text:p>CROM</text:p>
          </table:table-cell>
          <table:table-cell table:style-name="ce10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63in" svg:y="0.00138in" svg:width="0in" svg:height="0.2543in" draw:z-index="3" draw:id="id2" draw:style-name="a7" draw:name="Straight Connector 2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63in" svg:y="0.00138in" svg:width="0in" svg:height="0.2543in" draw:z-index="18" draw:id="id17" draw:style-name="a67" draw:name="Straight Connector 4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0.65" table:style-name="ce11">
            <text:p>0.65</text:p>
          </table:table-cell>
          <table:table-cell office:value-type="string" table:style-name="ce12">
            <text:p>x</text:p>
            <draw:custom-shape svg:x="0.0756in" svg:y="0.2602in" svg:width="0in" svg:height="0.2544in" draw:z-index="9" draw:id="id8" draw:style-name="a31" draw:name="Straight Connector 5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27" draw:id="id26" draw:style-name="a103" draw:name="Straight Connector 6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30" draw:id="id29" draw:style-name="a115" draw:name="Straight Connector 7">
              <svg:title/>
              <svg:desc/>
              <text:p text:style-name="a113" text:class-names="" text:cond-style-name=""><text:span text:style-name="a1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13">
            <text:p>1219</text:p>
          </table:table-cell>
          <table:table-cell office:value-type="float" office:value="50" table:style-name="ce10">
            <text:p>50</text:p>
          </table:table-cell>
          <table:table-cell office:value-type="float" office:value="8038.6530593706775" table:formula="msoxl:=E11/(B11*D11*7.85/1000000)" table:style-name="ce66">
            <text:p>8039</text:p>
          </table:table-cell>
          <table:table-cell office:value-type="string" table:style-name="ce10">
            <text:p>KS</text:p>
          </table:table-cell>
          <table:table-cell office:value-type="float" office:value="45" table:style-name="ce10">
            <text:p>45</text:p>
          </table:table-cell>
          <table:table-cell office:value-type="float" office:value="178.63673465268172" table:formula="msoxl:=+F11/H11" table:style-name="ce14">
            <text:p>179</text:p>
          </table:table-cell>
          <table:table-cell office:value-type="float" office:value="2.9772789108780287" table:formula="msoxl:=+I11/60" table:style-name="ce15">
            <text:p>3</text:p>
          </table:table-cell>
          <table:table-cell office:value-type="string" table:style-name="ce10">
            <text:p>G-550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3 – 4.8</text:p>
          </table:table-cell>
          <table:table-cell office:value-type="string" table:number-columns-spanned="2" table:number-rows-spanned="1" table:style-name="ce50">
            <text:p>DECKING</text:p>
          </table:table-cell>
          <table:covered-table-cell/>
          <table:table-cell office:value-type="string" table:style-name="ce10">
            <text:p>CROM</text:p>
          </table:table-cell>
          <table:table-cell table:style-name="ce10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43in" svg:width="0in" svg:height="0.2544in" draw:z-index="22" draw:id="id21" draw:style-name="a83" draw:name="Straight Connector 11">
              <svg:title/>
              <svg:desc/>
              <text:p text:style-name="a81" text:class-names="" text:cond-style-name=""><text:span text:style-name="a8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8" draw:id="id7" draw:style-name="a27" draw:name="Straight Connector 10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23" draw:id="id22" draw:style-name="a87" draw:name="Straight Connector 12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4" draw:id="id3" draw:style-name="a11" draw:name="Straight Connector 9">
              <svg:title/>
              <svg:desc/>
              <text:p text:style-name="a9" text:class-names="" text:cond-style-name=""><text:span text:style-name="a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28" draw:id="id27" draw:style-name="a107" draw:name="Straight Connector 16">
              <svg:title/>
              <svg:desc/>
              <text:p text:style-name="a105" text:class-names="" text:cond-style-name=""><text:span text:style-name="a10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29" draw:id="id28" draw:style-name="a111" draw:name="Straight Connector 17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24" draw:id="id23" draw:style-name="a91" draw:name="Straight Connector 13">
              <svg:title/>
              <svg:desc/>
              <text:p text:style-name="a89" text:class-names="" text:cond-style-name=""><text:span text:style-name="a8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25" draw:id="id24" draw:style-name="a95" draw:name="Straight Connector 14">
              <svg:title/>
              <svg:desc/>
              <text:p text:style-name="a93" text:class-names="" text:cond-style-name=""><text:span text:style-name="a9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26" draw:id="id25" draw:style-name="a99" draw:name="Straight Connector 15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31" draw:id="id30" draw:style-name="a119" draw:name="Straight Connector 8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office:value-type="float" office:value="3" table:style-name="ce10">
            <text:p>3</text:p>
          </table:table-cell>
          <table:table-cell office:value-type="float" office:value="0.6" table:style-name="ce11">
            <text:p>0.60</text:p>
          </table:table-cell>
          <table:table-cell office:value-type="string" table:style-name="ce12">
            <text:p>x</text:p>
            <draw:custom-shape svg:x="0.0756in" svg:y="0.2602in" svg:width="0in" svg:height="0.2544in" draw:z-index="54" draw:id="id53" draw:style-name="a211" draw:name="Straight Connector 22">
              <svg:title/>
              <svg:desc/>
              <text:p text:style-name="a209" text:class-names="" text:cond-style-name=""><text:span text:style-name="a20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40" draw:id="id39" draw:style-name="a155" draw:name="Straight Connector 21">
              <svg:title/>
              <svg:desc/>
              <text:p text:style-name="a153" text:class-names="" text:cond-style-name=""><text:span text:style-name="a15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15" draw:id="id14" draw:style-name="a55" draw:name="Straight Connector 19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12" draw:id="id11" draw:style-name="a43" draw:name="Straight Connector 18">
              <svg:title/>
              <svg:desc/>
              <text:p text:style-name="a41" text:class-names="" text:cond-style-name=""><text:span text:style-name="a4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57" draw:id="id56" draw:style-name="a223" draw:name="Straight Connector 23">
              <svg:title/>
              <svg:desc/>
              <text:p text:style-name="a221" text:class-names="" text:cond-style-name=""><text:span text:style-name="a22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13">
            <text:p>1219</text:p>
          </table:table-cell>
          <table:table-cell office:value-type="float" office:value="150" table:style-name="ce10">
            <text:p>150</text:p>
          </table:table-cell>
          <table:table-cell office:value-type="float" office:value="26125.622442954704" table:formula="msoxl:=E13/(B13*D13*7.85/1000000)" table:style-name="ce66">
            <text:p>26126</text:p>
          </table:table-cell>
          <table:table-cell office:value-type="string" table:style-name="ce10">
            <text:p>KS</text:p>
          </table:table-cell>
          <table:table-cell office:value-type="float" office:value="45" table:style-name="ce10">
            <text:p>45</text:p>
          </table:table-cell>
          <table:table-cell office:value-type="float" office:value="580.56938762121558" table:formula="msoxl:=+F13/H13" table:style-name="ce14">
            <text:p>581</text:p>
          </table:table-cell>
          <table:table-cell office:value-type="float" office:value="9.6761564603535923" table:formula="msoxl:=+I13/60" table:style-name="ce15">
            <text:p>10</text:p>
          </table:table-cell>
          <table:table-cell office:value-type="string" table:style-name="ce10">
            <text:p>G-550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3 – 4.8</text:p>
          </table:table-cell>
          <table:table-cell office:value-type="string" table:number-columns-spanned="2" table:number-rows-spanned="1" table:style-name="ce50">
            <text:p>DECKING</text:p>
          </table:table-cell>
          <table:covered-table-cell/>
          <table:table-cell office:value-type="string" table:style-name="ce10">
            <text:p>CROM</text:p>
          </table:table-cell>
          <table:table-cell table:style-name="ce23"/>
          <table:table-cell table:number-columns-repeated="1006" table:style-name="ce24"/>
          <table:table-cell table:style-name="ce25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67in" svg:width="0in" svg:height="0.2543in" draw:z-index="13" draw:id="id12" draw:style-name="a47" draw:name="Straight Connector 30">
              <svg:title/>
              <svg:desc/>
              <text:p text:style-name="a45" text:class-names="" text:cond-style-name=""><text:span text:style-name="a4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56" draw:id="id55" draw:style-name="a219" draw:name="Straight Connector 41">
              <svg:title/>
              <svg:desc/>
              <text:p text:style-name="a217" text:class-names="" text:cond-style-name=""><text:span text:style-name="a2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58" draw:id="id57" draw:style-name="a227" draw:name="Straight Connector 24">
              <svg:title/>
              <svg:desc/>
              <text:p text:style-name="a225" text:class-names="" text:cond-style-name=""><text:span text:style-name="a22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6" draw:id="id5" draw:style-name="a19" draw:name="Straight Connector 26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11" draw:id="id10" draw:style-name="a39" draw:name="Straight Connector 29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14" draw:id="id13" draw:style-name="a51" draw:name="Straight Connector 3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39" draw:id="id38" draw:style-name="a151" draw:name="Straight Connector 34">
              <svg:title/>
              <svg:desc/>
              <text:p text:style-name="a149" text:class-names="" text:cond-style-name=""><text:span text:style-name="a14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10" draw:id="id9" draw:style-name="a35" draw:name="Straight Connector 28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7" draw:id="id6" draw:style-name="a23" draw:name="Straight Connector 27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16in" svg:width="0in" svg:height="0.2543in" draw:z-index="32" draw:id="id31" draw:style-name="a123" draw:name="Straight Connector 32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35" draw:id="id34" draw:style-name="a135" draw:name="Straight Connector 33">
              <svg:title/>
              <svg:desc/>
              <text:p text:style-name="a133" text:class-names="" text:cond-style-name=""><text:span text:style-name="a1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5" draw:id="id4" draw:style-name="a15" draw:name="Straight Connector 25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16" draw:id="id15" draw:style-name="a59" draw:name="Straight Connector 20">
              <svg:title/>
              <svg:desc/>
              <text:p text:style-name="a57" text:class-names="" text:cond-style-name=""><text:span text:style-name="a5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51" draw:id="id50" draw:style-name="a199" draw:name="Straight Connector 37">
              <svg:title/>
              <svg:desc/>
              <text:p text:style-name="a197" text:class-names="" text:cond-style-name=""><text:span text:style-name="a1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52" draw:id="id51" draw:style-name="a203" draw:name="Straight Connector 38">
              <svg:title/>
              <svg:desc/>
              <text:p text:style-name="a201" text:class-names="" text:cond-style-name=""><text:span text:style-name="a20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53" draw:id="id52" draw:style-name="a207" draw:name="Straight Connector 39">
              <svg:title/>
              <svg:desc/>
              <text:p text:style-name="a205" text:class-names="" text:cond-style-name=""><text:span text:style-name="a20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50" draw:id="id49" draw:style-name="a195" draw:name="Straight Connector 36">
              <svg:title/>
              <svg:desc/>
              <text:p text:style-name="a193" text:class-names="" text:cond-style-name=""><text:span text:style-name="a19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49" draw:id="id48" draw:style-name="a191" draw:name="Straight Connector 35">
              <svg:title/>
              <svg:desc/>
              <text:p text:style-name="a189" text:class-names="" text:cond-style-name=""><text:span text:style-name="a18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55" draw:id="id54" draw:style-name="a215" draw:name="Straight Connector 40">
              <svg:title/>
              <svg:desc/>
              <text:p text:style-name="a213" text:class-names="" text:cond-style-name=""><text:span text:style-name="a2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office:value-type="float" office:value="4" table:style-name="ce76">
            <text:p>4</text:p>
          </table:table-cell>
          <table:table-cell office:value-type="float" office:value="0.75" table:style-name="ce77">
            <text:p>0.75</text:p>
          </table:table-cell>
          <table:table-cell office:value-type="string" table:style-name="ce78">
            <text:p>x</text:p>
            <draw:custom-shape svg:x="0.0756in" svg:y="0.2602in" svg:width="0in" svg:height="0.2544in" draw:z-index="43" draw:id="id42" draw:style-name="a167" draw:name="Straight Connector 43">
              <svg:title/>
              <svg:desc/>
              <text:p text:style-name="a165" text:class-names="" text:cond-style-name=""><text:span text:style-name="a1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46" draw:id="id45" draw:style-name="a179" draw:name="Straight Connector 44">
              <svg:title/>
              <svg:desc/>
              <text:p text:style-name="a177" text:class-names="" text:cond-style-name=""><text:span text:style-name="a17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79">
            <text:p>1219</text:p>
          </table:table-cell>
          <table:table-cell office:value-type="float" office:value="10" table:style-name="ce76">
            <text:p>10</text:p>
          </table:table-cell>
          <table:table-cell office:value-type="float" office:value="1393.3665302909178" table:formula="msoxl:=E15/(B15*D15*7.85/1000000)" table:style-name="ce69">
            <text:p>1393</text:p>
          </table:table-cell>
          <table:table-cell office:value-type="string" table:style-name="ce76">
            <text:p>KS</text:p>
          </table:table-cell>
          <table:table-cell office:value-type="float" office:value="40" table:style-name="ce76">
            <text:p>40</text:p>
          </table:table-cell>
          <table:table-cell office:value-type="float" office:value="34.834163257272948" table:formula="msoxl:=+F15/H15" table:style-name="ce85">
            <text:p>35</text:p>
          </table:table-cell>
          <table:table-cell office:value-type="float" office:value="0.58056938762121579" table:formula="msoxl:=+I15/60" table:style-name="ce86">
            <text:p>1</text:p>
          </table:table-cell>
          <table:table-cell office:value-type="string" table:style-name="ce76">
            <text:p>SGCC</text:p>
          </table:table-cell>
          <table:table-cell office:value-type="string" table:style-name="ce76">
            <text:p>Z18</text:p>
          </table:table-cell>
          <table:table-cell office:value-type="string" table:style-name="ce76">
            <text:p>6.2 – 6.7</text:p>
          </table:table-cell>
          <table:table-cell office:value-type="string" table:number-columns-spanned="2" table:number-rows-spanned="1" table:style-name="ce88">
            <text:p>KABEL</text:p>
          </table:table-cell>
          <table:covered-table-cell/>
          <table:table-cell office:value-type="string" table:style-name="ce76">
            <text:p>CROM</text:p>
          </table:table-cell>
          <table:table-cell table:style-name="ce81"/>
          <table:table-cell table:number-columns-repeated="1006" table:style-name="ce26"/>
          <table:table-cell table:style-name="ce27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498in" svg:width="0in" svg:height="0.2543in" draw:z-index="33" draw:id="id32" draw:style-name="a127" draw:name="Straight Connector 42">
              <svg:title/>
              <svg:desc/>
              <text:p text:style-name="a125" text:class-names="" text:cond-style-name=""><text:span text:style-name="a12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3in" svg:width="0in" svg:height="0.2543in" draw:z-index="41" draw:id="id40" draw:style-name="a159" draw:name="Straight Connector 50">
              <svg:title/>
              <svg:desc/>
              <text:p text:style-name="a157" text:class-names="" text:cond-style-name=""><text:span text:style-name="a15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39in" svg:width="0in" svg:height="0.2544in" draw:z-index="38" draw:id="id37" draw:style-name="a147" draw:name="Straight Connector 49">
              <svg:title/>
              <svg:desc/>
              <text:p text:style-name="a145" text:class-names="" text:cond-style-name=""><text:span text:style-name="a14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12in" svg:width="0in" svg:height="0.2543in" draw:z-index="19" draw:id="id18" draw:style-name="a71" draw:name="Straight Connector 46">
              <svg:title/>
              <svg:desc/>
              <text:p text:style-name="a69" text:class-names="" text:cond-style-name=""><text:span text:style-name="a6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39in" svg:width="0in" svg:height="0.2544in" draw:z-index="36" draw:id="id35" draw:style-name="a139" draw:name="Straight Connector 47">
              <svg:title/>
              <svg:desc/>
              <text:p text:style-name="a137" text:class-names="" text:cond-style-name=""><text:span text:style-name="a13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3in" svg:width="0in" svg:height="0.2543in" draw:z-index="44" draw:id="id43" draw:style-name="a171" draw:name="Straight Connector 52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39in" svg:width="0in" svg:height="0.2544in" draw:z-index="45" draw:id="id44" draw:style-name="a175" draw:name="Straight Connector 53">
              <svg:title/>
              <svg:desc/>
              <text:p text:style-name="a173" text:class-names="" text:cond-style-name=""><text:span text:style-name="a17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47" draw:id="id46" draw:style-name="a183" draw:name="Straight Connector 45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12in" svg:width="0in" svg:height="0.2543in" draw:z-index="59" draw:id="id58" draw:style-name="a231" draw:name="Straight Connector 54">
              <svg:title/>
              <svg:desc/>
              <text:p text:style-name="a229" text:class-names="" text:cond-style-name=""><text:span text:style-name="a22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39in" svg:width="0in" svg:height="0.2544in" draw:z-index="42" draw:id="id41" draw:style-name="a163" draw:name="Straight Connector 51">
              <svg:title/>
              <svg:desc/>
              <text:p text:style-name="a161" text:class-names="" text:cond-style-name=""><text:span text:style-name="a16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3in" svg:width="0in" svg:height="0.2543in" draw:z-index="37" draw:id="id36" draw:style-name="a143" draw:name="Straight Connector 48">
              <svg:title/>
              <svg:desc/>
              <text:p text:style-name="a141" text:class-names="" text:cond-style-name=""><text:span text:style-name="a14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office:value-type="float" office:value="5" table:style-name="ce10">
            <text:p>5</text:p>
          </table:table-cell>
          <table:table-cell office:value-type="float" office:value="1" table:style-name="ce11">
            <text:p>1.00</text:p>
          </table:table-cell>
          <table:table-cell office:value-type="string" table:style-name="ce12">
            <text:p>x</text:p>
          </table:table-cell>
          <table:table-cell office:value-type="float" office:value="1219" table:style-name="ce13">
            <text:p>1219</text:p>
          </table:table-cell>
          <table:table-cell office:value-type="float" office:value="50" table:style-name="ce10">
            <text:p>50</text:p>
          </table:table-cell>
          <table:table-cell office:value-type="float" office:value="5225.1244885909409" table:formula="msoxl:=E17/(B17*D17*7.85/1000000)" table:style-name="ce66">
            <text:p>5225</text:p>
          </table:table-cell>
          <table:table-cell office:value-type="string" table:style-name="ce10">
            <text:p>KS</text:p>
          </table:table-cell>
          <table:table-cell office:value-type="float" office:value="30" table:style-name="ce10">
            <text:p>30</text:p>
          </table:table-cell>
          <table:table-cell office:value-type="float" office:value="174.1708162863647" table:formula="msoxl:=+F17/H17" table:style-name="ce14">
            <text:p>174</text:p>
          </table:table-cell>
          <table:table-cell office:value-type="float" office:value="2.9028469381060784" table:formula="msoxl:=+I17/60" table:style-name="ce15">
            <text:p>3</text:p>
          </table:table-cell>
          <table:table-cell office:value-type="string" table:style-name="ce10">
            <text:p>SGCC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2 – 2.2</text:p>
          </table:table-cell>
          <table:table-cell office:value-type="string" table:number-columns-spanned="2" table:number-rows-spanned="1" table:style-name="ce50">
            <text:p>DUCTING</text:p>
          </table:table-cell>
          <table:covered-table-cell/>
          <table:table-cell office:value-type="string" table:style-name="ce10">
            <text:p>CROM</text:p>
          </table:table-cell>
          <table:table-cell table:style-name="ce10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498in" svg:width="0in" svg:height="0.2543in" draw:z-index="20" draw:id="id19" draw:style-name="a75" draw:name="Straight Connector 55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12in" svg:width="0in" svg:height="0.2543in" draw:z-index="34" draw:id="id33" draw:style-name="a131" draw:name="Straight Connector 58">
              <svg:title/>
              <svg:desc/>
              <text:p text:style-name="a129" text:class-names="" text:cond-style-name=""><text:span text:style-name="a12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60" draw:id="id59" draw:style-name="a235" draw:name="Straight Connector 56">
              <svg:title/>
              <svg:desc/>
              <text:p text:style-name="a233" text:class-names="" text:cond-style-name=""><text:span text:style-name="a2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12in" svg:width="0in" svg:height="0.2543in" draw:z-index="48" draw:id="id47" draw:style-name="a187" draw:name="Straight Connector 59">
              <svg:title/>
              <svg:desc/>
              <text:p text:style-name="a185" text:class-names="" text:cond-style-name=""><text:span text:style-name="a18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218in" svg:width="0in" svg:height="0.2543in" draw:z-index="61" draw:id="id60" draw:style-name="a239" draw:name="Straight Connector 57">
              <svg:title/>
              <svg:desc/>
              <text:p text:style-name="a237" text:class-names="" text:cond-style-name=""><text:span text:style-name="a23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office:value-type="float" office:value="6" table:style-name="ce10">
            <text:p>6</text:p>
          </table:table-cell>
          <table:table-cell office:value-type="float" office:value="1.2" table:style-name="ce11">
            <text:p>1.20</text:p>
          </table:table-cell>
          <table:table-cell office:value-type="string" table:style-name="ce12">
            <text:p>x</text:p>
            <draw:custom-shape svg:x="0.0756in" svg:y="0.2602in" svg:width="0in" svg:height="0.2544in" draw:z-index="62" draw:id="id61" draw:style-name="a245" draw:name="Straight Connector 60">
              <svg:title/>
              <svg:desc/>
              <text:p text:style-name="a241" text:class-names="" text:cond-style-name=""><text:span text:style-name="a240" text:class-names=""/></text:p>
              <text:p text:style-name="a243" text:class-names="" text:cond-style-name=""><text:span text:style-name="a24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13">
            <text:p>1219</text:p>
          </table:table-cell>
          <table:table-cell office:value-type="float" office:value="50" table:style-name="ce10">
            <text:p>50</text:p>
          </table:table-cell>
          <table:table-cell office:value-type="float" office:value="4354.270407159117" table:formula="msoxl:=E19/(B19*D19*7.85/1000000)" table:style-name="ce66">
            <text:p>4354</text:p>
          </table:table-cell>
          <table:table-cell office:value-type="string" table:style-name="ce10">
            <text:p>KS</text:p>
          </table:table-cell>
          <table:table-cell office:value-type="float" office:value="25" table:style-name="ce10">
            <text:p>25</text:p>
          </table:table-cell>
          <table:table-cell office:value-type="float" office:value="174.17081628636467" table:formula="msoxl:=+F19/H19" table:style-name="ce14">
            <text:p>174</text:p>
          </table:table-cell>
          <table:table-cell office:value-type="float" office:value="2.902846938106078" table:formula="msoxl:=+I19/60" table:style-name="ce15">
            <text:p>3</text:p>
          </table:table-cell>
          <table:table-cell office:value-type="string" table:style-name="ce10">
            <text:p>SGCC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2 – 2.2</text:p>
          </table:table-cell>
          <table:table-cell office:value-type="string" table:number-columns-spanned="2" table:number-rows-spanned="1" table:style-name="ce50">
            <text:p>DUCTING</text:p>
          </table:table-cell>
          <table:covered-table-cell/>
          <table:table-cell office:value-type="string" table:style-name="ce10">
            <text:p>CROM</text:p>
          </table:table-cell>
          <table:table-cell table:style-name="ce10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12in" svg:width="0in" svg:height="0.2543in" draw:z-index="21" draw:id="id20" draw:style-name="a79" draw:name="Straight Connector 61">
              <svg:title/>
              <svg:desc/>
              <text:p text:style-name="a77" text:class-names="" text:cond-style-name=""><text:span text:style-name="a7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office:value-type="float" office:value="7" table:style-name="ce10">
            <text:p>7</text:p>
          </table:table-cell>
          <table:table-cell office:value-type="float" office:value="1" table:style-name="ce11">
            <text:p>1.00</text:p>
          </table:table-cell>
          <table:table-cell office:value-type="string" table:style-name="ce12">
            <text:p>x</text:p>
          </table:table-cell>
          <table:table-cell office:value-type="float" office:value="1219" table:style-name="ce13">
            <text:p>1219</text:p>
          </table:table-cell>
          <table:table-cell office:value-type="float" office:value="100" table:style-name="ce16">
            <text:p>100</text:p>
          </table:table-cell>
          <table:table-cell office:value-type="float" office:value="10450.248977181882" table:formula="msoxl:=E21/(B21*D21*7.85/1000000)" table:style-name="ce66">
            <text:p>10450</text:p>
          </table:table-cell>
          <table:table-cell office:value-type="string" table:style-name="ce13">
            <text:p>KS</text:p>
          </table:table-cell>
          <table:table-cell office:value-type="float" office:value="30" table:style-name="ce10">
            <text:p>30</text:p>
          </table:table-cell>
          <table:table-cell office:value-type="float" office:value="348.3416325727294" table:formula="msoxl:=+F21/H21" table:style-name="ce14">
            <text:p>348</text:p>
          </table:table-cell>
          <table:table-cell office:value-type="float" office:value="5.8056938762121568" table:formula="msoxl:=+I21/60" table:style-name="ce15">
            <text:p>6</text:p>
          </table:table-cell>
          <table:table-cell office:value-type="string" table:style-name="ce10">
            <text:p>SGCC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2 – 2.2</text:p>
          </table:table-cell>
          <table:table-cell office:value-type="string" table:number-columns-spanned="2" table:number-rows-spanned="1" table:style-name="ce50">
            <text:p>DUCTING</text:p>
          </table:table-cell>
          <table:covered-table-cell/>
          <table:table-cell office:value-type="string" table:style-name="ce10">
            <text:p>CROM</text:p>
          </table:table-cell>
          <table:table-cell table:style-name="ce23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9"/>
          <table:table-cell table:number-columns-repeated="2" table:style-name="ce20"/>
          <table:table-cell table:number-columns-repeated="2" table:style-name="ce21"/>
          <table:table-cell table:style-name="ce20"/>
          <table:table-cell table:number-columns-repeated="10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office:value-type="float" office:value="8" table:style-name="ce70">
            <text:p>8</text:p>
          </table:table-cell>
          <table:table-cell office:value-type="float" office:value="0.75" table:style-name="ce71">
            <text:p>0.75</text:p>
          </table:table-cell>
          <table:table-cell office:value-type="string" table:style-name="ce72">
            <text:p>x</text:p>
          </table:table-cell>
          <table:table-cell office:value-type="float" office:value="1219" table:style-name="ce73">
            <text:p>1219</text:p>
          </table:table-cell>
          <table:table-cell office:value-type="float" office:value="10" table:style-name="ce70">
            <text:p>10</text:p>
          </table:table-cell>
          <table:table-cell office:value-type="float" office:value="1393.3665302909178" table:formula="msoxl:=E23/(B23*D23*7.85/1000000)" table:style-name="ce74">
            <text:p>1393</text:p>
          </table:table-cell>
          <table:table-cell office:value-type="string" table:style-name="ce70">
            <text:p>KS</text:p>
          </table:table-cell>
          <table:table-cell office:value-type="float" office:value="40" table:style-name="ce70">
            <text:p>40</text:p>
          </table:table-cell>
          <table:table-cell office:value-type="float" office:value="34.834163257272948" table:formula="msoxl:=+F23/H23" table:style-name="ce82">
            <text:p>35</text:p>
          </table:table-cell>
          <table:table-cell office:value-type="float" office:value="0.58056938762121579" table:formula="msoxl:=+I23/60" table:style-name="ce83">
            <text:p>1</text:p>
          </table:table-cell>
          <table:table-cell office:value-type="string" table:style-name="ce70">
            <text:p>SGCC</text:p>
          </table:table-cell>
          <table:table-cell office:value-type="string" table:style-name="ce70">
            <text:p>Z18</text:p>
          </table:table-cell>
          <table:table-cell office:value-type="string" table:style-name="ce70">
            <text:p>6.2 – 6.7</text:p>
          </table:table-cell>
          <table:table-cell office:value-type="string" table:number-columns-spanned="2" table:number-rows-spanned="1" table:style-name="ce87">
            <text:p>KABEL</text:p>
          </table:table-cell>
          <table:covered-table-cell/>
          <table:table-cell office:value-type="string" table:style-name="ce70">
            <text:p>CROM</text:p>
          </table:table-cell>
          <table:table-cell table:style-name="ce84"/>
          <table:table-cell table:number-columns-repeated="1006" table:style-name="ce24"/>
          <table:table-cell table:style-name="ce25"/>
          <table:table-cell table:number-columns-repeated="15360"/>
        </table:table-row>
        <table:table-row table:style-name="ro5">
          <table:table-cell table:style-name="ce28"/>
          <table:table-cell table:number-columns-repeated="2" table:style-name="ce5"/>
          <table:table-cell table:number-columns-repeated="2" table:style-name="ce4"/>
          <table:table-cell table:style-name="ce5"/>
          <table:table-cell table:number-columns-repeated="10" table:style-name="ce4"/>
          <table:table-cell table:style-name="ce29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49">
            <text:p>Halaman : 1 dari ......</text:p>
          </table:table-cell>
          <table:covered-table-cell table:number-columns-repeated="15"/>
          <table:covered-table-cell>
            <draw:custom-shape svg:x="0.6374in" svg:y="0.2126in" svg:width="0.002in" svg:height="1.3728in" draw:z-index="2" draw:id="id1" draw:style-name="a3" draw:name="Straight Connector 6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50">
            <text:p>TOTAL</text:p>
          </table:table-cell>
          <table:covered-table-cell table:number-columns-repeated="3"/>
          <table:table-cell office:value-type="float" office:value="1030" table:style-name="ce6">
            <text:p>1030</text:p>
          </table:table-cell>
          <table:table-cell office:value-type="float" office:value="152077.918128194" table:style-name="ce30">
            <text:p>152078</text:p>
          </table:table-cell>
          <table:table-cell table:number-columns-spanned="2" table:number-rows-spanned="1" table:style-name="ce52"/>
          <table:covered-table-cell/>
          <table:table-cell office:value-type="float" office:value="3824.6124889139201" table:style-name="ce30">
            <text:p>3825</text:p>
          </table:table-cell>
          <table:table-cell office:value-type="float" office:value="63.743541481898603" table:style-name="ce30">
            <text:p>64</text:p>
          </table:table-cell>
          <table:table-cell table:style-name="ce6"/>
          <table:table-cell office:value-type="string" table:style-name="ce31">
            <text:p><text:s text:c="4"/>Dibuat Oleh</text:p>
          </table:table-cell>
          <table:table-cell table:style-name="ce32"/>
          <table:table-cell office:value-type="string" table:style-name="ce31">
            <text:p><text:s/>Diperika Oleh</text:p>
          </table:table-cell>
          <table:table-cell table:style-name="ce32"/>
          <table:table-cell office:value-type="string" table:style-name="ce31">
            <text:p><text:s text:c="2"/>Disetujui Oleh <text:s text:c="4"/>Diterima Oleh</text:p>
          </table:table-cell>
          <table:table-cell table:style-name="ce3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49">
            <text:p>Jam produksi 1 minggu</text:p>
          </table:table-cell>
          <table:covered-table-cell table:number-columns-repeated="4"/>
          <table:table-cell office:value-type="float" office:value="168" table:number-columns-spanned="2" table:number-rows-spanned="1" table:style-name="ce50">
            <text:p>168</text:p>
          </table:table-cell>
          <table:covered-table-cell/>
          <table:table-cell office:value-type="string" table:number-columns-spanned="3" table:number-rows-spanned="1" table:style-name="ce49">
            <text:p>Selisih Jam</text:p>
          </table:table-cell>
          <table:covered-table-cell table:number-columns-repeated="2"/>
          <table:table-cell office:value-type="float" office:value="168" table:style-name="ce6">
            <text:p>168</text:p>
          </table:table-cell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4" table:style-name="ce53">
            <text:p>CATATAN</text:p>
          </table:table-cell>
          <table:covered-table-cell/>
          <table:table-cell office:value-type="string" table:number-columns-spanned="9" table:number-rows-spanned="1" table:style-name="ce54">
            <text:p><text:s/>1 Estimasi ini sebagai pedoman untuk menyiapkan bahan baku CRC</text:p>
          </table:table-cell>
          <table:covered-table-cell table:number-columns-repeated="8"/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1007" table:style-name="ce2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55">
            <text:p><text:s/>2 Urutan produksi dapat berubah sesuai kondisi mesin dan ketersediaan bahan baku</text:p>
          </table:table-cell>
          <table:covered-table-cell table:number-columns-repeated="8"/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5"/>
          <table:table-cell table:number-columns-repeated="1007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number-columns-spanned="9" table:number-rows-spanned="1" table:style-name="ce55">
            <text:p><text:s/>3 Setiap perubahan urutan harus sepengetahuan karu dan kashift yang bertugas</text:p>
          </table:table-cell>
          <table:covered-table-cell table:number-columns-repeated="8"/>
          <table:table-cell office:value-type="string" table:style-name="ce36">
            <text:p><text:s text:c="3"/>Susana / Beni .S</text:p>
          </table:table-cell>
          <table:table-cell table:style-name="ce37"/>
          <table:table-cell office:value-type="string" table:style-name="ce36">
            <text:p><text:s text:c="4"/>Hermawan</text:p>
          </table:table-cell>
          <table:table-cell table:style-name="ce37"/>
          <table:table-cell office:value-type="string" table:style-name="ce36">
            <text:p><text:s text:c="2"/>Ida Bagus Gede <text:s text:c="5"/>Walim .H</text:p>
          </table:table-cell>
          <table:table-cell table:style-name="ce38"/>
          <table:table-cell table:number-columns-repeated="1007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number-columns-spanned="9" table:number-rows-spanned="1" table:style-name="ce56">
            <text:p><text:s/>4 Target Non Prime &lt; 1.5 %</text:p>
          </table:table-cell>
          <table:covered-table-cell table:number-columns-repeated="8"/>
          <table:table-cell office:value-type="string" table:style-name="ce39">
            <text:p><text:s text:c="3"/>Karu PPC / Staff</text:p>
          </table:table-cell>
          <table:table-cell table:style-name="ce35"/>
          <table:table-cell office:value-type="string" table:style-name="ce39">
            <text:p><text:s text:c="2"/>SPV Prod CGL</text:p>
          </table:table-cell>
          <table:table-cell table:style-name="ce35"/>
          <table:table-cell office:value-type="string" table:style-name="ce39">
            <text:p><text:s/>Kadept PPC/Prod <text:s text:c="4"/>Inventory</text:p>
          </table:table-cell>
          <table:table-cell table:style-name="ce35"/>
          <table:table-cell table:number-columns-repeated="1007" table:style-name="ce2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67"/>
          <table:table-cell table:style-name="ce4"/>
          <table:table-cell table:number-columns-repeated="1017" table:style-name="ce2"/>
          <table:table-cell table:number-columns-repeated="15360"/>
        </table:table-row>
        <table:table-row table:style-name="ro7">
          <table:table-cell/>
          <table:table-cell table:number-columns-repeated="4" table:style-name="ce1"/>
          <table:table-cell table:style-name="ce68"/>
          <table:table-cell table:number-columns-repeated="11" table:style-name="ce1"/>
          <table:table-cell table:number-columns-repeated="16367"/>
        </table:table-row>
        <table:table-row table:style-name="ro7">
          <table:table-cell table:number-columns-repeated="16384"/>
        </table:table-row>
        <table:table-row table:style-name="ro1">
          <table:table-cell/>
          <table:table-cell table:style-name="ce40"/>
          <table:table-cell table:number-columns-repeated="3" table:style-name="ce5"/>
          <table:table-cell table:style-name="ce41"/>
          <table:table-cell table:number-columns-repeated="2" table:style-name="ce5"/>
          <table:table-cell table:number-columns-repeated="2" table:style-name="ce41"/>
          <table:table-cell table:number-columns-repeated="3" table:style-name="ce5"/>
          <table:table-cell table:number-columns-spanned="2" table:number-rows-spanned="1" table:style-name="ce57"/>
          <table:covered-table-cell/>
          <table:table-cell table:style-name="ce5"/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style-name="ce40"/>
          <table:table-cell table:number-columns-repeated="3" table:style-name="ce5"/>
          <table:table-cell table:style-name="ce41"/>
          <table:table-cell table:number-columns-repeated="2" table:style-name="ce5"/>
          <table:table-cell table:number-columns-repeated="2" table:style-name="ce41"/>
          <table:table-cell table:number-columns-repeated="3" table:style-name="ce5"/>
          <table:table-cell table:number-columns-spanned="2" table:number-rows-spanned="1" table:style-name="ce57"/>
          <table:covered-table-cell/>
          <table:table-cell table:style-name="ce5"/>
          <table:table-cell table:number-columns-repeated="1008" table:style-name="ce2"/>
          <table:table-cell table:number-columns-repeated="15360"/>
        </table:table-row>
        <table:table-row table:number-rows-repeated="1048538" table:style-name="ro7">
          <table:table-cell table:number-columns-repeated="16384"/>
        </table:table-row>
      </table:table>
      <table:table table:name="CGL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7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7" table:default-cell-style-name="ce2"/>
        <table:table-column table:style-name="co16" table:number-columns-repeated="15360" table:default-cell-style-name="ce1"/>
        <table:table-row table:style-name="ro1">
          <table:table-cell table:number-columns-spanned="2" table:number-rows-spanned="3" table:style-name="ce52">
            <draw:frame draw:z-index="1" draw:id="id62" draw:style-name="a246" draw:name="Graphics 5" svg:x="0.211in" svg:y="0.0394in" svg:width="0.6654in" svg:height="0.54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office:value-type="string" table:number-columns-spanned="7" table:number-rows-spanned="1" table:style-name="ce43">
            <text:p><text:s/>PT SARANACENTRAL BAJATAMA Tbk.</text:p>
          </table:table-cell>
          <table:covered-table-cell table:number-columns-repeated="6"/>
          <table:table-cell office:value-type="string" table:number-columns-spanned="6" table:number-rows-spanned="3" table:style-name="ce89">
            <text:p><text:s/>ESTIMASI PRODUKSI CGL</text:p>
          </table:table-cell>
          <table:covered-table-cell table:number-columns-repeated="5"/>
          <table:table-cell office:value-type="string" table:number-columns-spanned="2" table:number-rows-spanned="1" table:style-name="ce45">
            <text:p><text:s/>No Dokumen <text:s text:c="6"/>F – PPC – 001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46">
            <text:p><text:s/>DEPARTEMEN PPC &amp; PRODUKSI</text:p>
          </table:table-cell>
          <table:covered-table-cell table:number-columns-repeated="6"/>
          <table:covered-table-cell/>
          <table:covered-table-cell table:number-columns-repeated="5"/>
          <table:table-cell office:value-type="string" table:number-columns-spanned="2" table:number-rows-spanned="1" table:style-name="ce45">
            <text:p><text:s/>No Revisi <text:s text:c="13"/>04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number-columns-spanned="7" table:number-rows-spanned="1" table:style-name="ce47">
            <text:p><text:s/>PPC CGL</text:p>
          </table:table-cell>
          <table:covered-table-cell table:number-columns-repeated="6"/>
          <table:covered-table-cell/>
          <table:covered-table-cell table:number-columns-repeated="5"/>
          <table:table-cell office:value-type="string" table:number-columns-spanned="2" table:number-rows-spanned="1" table:style-name="ce45">
            <text:p><text:s/>Tanggal Efektif <text:s text:c="5"/>13 JUNI 2016</text:p>
          </table:table-cell>
          <table:covered-table-cell/>
          <table:table-cell table:number-columns-repeated="1007"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48">
            <text:p><text:s/>Tanggal : 05 DESEMBER 2016</text:p>
          </table:table-cell>
          <table:covered-table-cell table:number-columns-repeated="16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48">
            <text:p><text:s/>Untuk : Produksi, Quality Control dan Warehouse mohon disiapkan dan diproduksi sbb :</text:p>
          </table:table-cell>
          <table:covered-table-cell table:number-columns-repeated="12"/>
          <table:table-cell office:value-type="string" table:number-columns-spanned="4" table:number-rows-spanned="1" table:style-name="ce48">
            <text:p><text:s/>Periode : Senin s/d Kamis – Kamis s/d Senin</text:p>
          </table:table-cell>
          <table:covered-table-cell table:number-columns-repeated="3"/>
          <table:table-cell table:style-name="ce4"/>
          <table:table-cell table:number-columns-repeated="1005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2" table:style-name="ce49">
            <text:p>Urutan</text:p>
          </table:table-cell>
          <table:table-cell office:value-type="string" table:number-columns-spanned="6" table:number-rows-spanned="1" table:style-name="ce49">
            <text:p>BAHAN</text:p>
          </table:table-cell>
          <table:covered-table-cell table:number-columns-repeated="5"/>
          <table:table-cell office:value-type="string" table:style-name="ce5">
            <text:p>Speed</text:p>
          </table:table-cell>
          <table:table-cell office:value-type="string" table:number-columns-spanned="2" table:number-rows-spanned="1" table:style-name="ce50">
            <text:p>Waktu Prod</text:p>
          </table:table-cell>
          <table:covered-table-cell/>
          <table:table-cell office:value-type="string" table:number-columns-spanned="6" table:number-rows-spanned="1" table:style-name="ce50">
            <text:p><text:s/>TARGET PRODUK</text:p>
          </table:table-cell>
          <table:covered-table-cell table:number-columns-repeated="5"/>
          <table:table-cell office:value-type="string" table:number-columns-spanned="1" table:number-rows-spanned="2" table:style-name="ce49">
            <text:p>KETERANGAN</text:p>
          </table:table-cell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Ukuran</text:p>
          </table:table-cell>
          <table:covered-table-cell table:number-columns-repeated="2"/>
          <table:table-cell office:value-type="string" table:style-name="ce6">
            <text:p>Ton</text:p>
          </table:table-cell>
          <table:table-cell office:value-type="string" table:style-name="ce6">
            <text:p>Meter</text:p>
          </table:table-cell>
          <table:table-cell office:value-type="string" table:style-name="ce6">
            <text:p>Sumber</text:p>
          </table:table-cell>
          <table:table-cell office:value-type="string" table:style-name="ce5">
            <text:p>mpm</text:p>
          </table:table-cell>
          <table:table-cell office:value-type="string" table:style-name="ce6">
            <text:p>Menit</text:p>
          </table:table-cell>
          <table:table-cell office:value-type="string" table:style-name="ce6">
            <text:p>Jam</text:p>
          </table:table-cell>
          <table:table-cell office:value-type="string" table:style-name="ce6">
            <text:p>Spek</text:p>
          </table:table-cell>
          <table:table-cell office:value-type="string" table:style-name="ce6">
            <text:p>Coat</text:p>
          </table:table-cell>
          <table:table-cell office:value-type="string" table:style-name="ce6">
            <text:p>Berat (MT)</text:p>
          </table:table-cell>
          <table:table-cell office:value-type="string" table:number-columns-spanned="2" table:number-rows-spanned="1" table:style-name="ce50">
            <text:p>Order</text:p>
          </table:table-cell>
          <table:covered-table-cell/>
          <table:table-cell office:value-type="string" table:style-name="ce6">
            <text:p>Finished</text:p>
          </table:table-cell>
          <table:covered-table-cell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3">
          <table:table-cell table:style-name="ce7"/>
          <table:table-cell table:number-columns-repeated="15" table:style-name="ce8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4">
          <table:table-cell office:value-type="float" office:value="9" table:style-name="ce10">
            <text:p>9</text:p>
          </table:table-cell>
          <table:table-cell office:value-type="float" office:value="0.6" table:style-name="ce11">
            <text:p>0.60</text:p>
          </table:table-cell>
          <table:table-cell office:value-type="string" table:style-name="ce12">
            <text:p>x</text:p>
          </table:table-cell>
          <table:table-cell office:value-type="float" office:value="1219" table:style-name="ce13">
            <text:p>1219</text:p>
          </table:table-cell>
          <table:table-cell office:value-type="float" office:value="10" table:style-name="ce10">
            <text:p>10</text:p>
          </table:table-cell>
          <table:table-cell office:value-type="float" office:value="1741.7081628636499" table:style-name="ce14">
            <text:p>1742</text:p>
          </table:table-cell>
          <table:table-cell office:value-type="string" table:style-name="ce10">
            <text:p>KS</text:p>
          </table:table-cell>
          <table:table-cell office:value-type="float" office:value="45" table:style-name="ce10">
            <text:p>45</text:p>
          </table:table-cell>
          <table:table-cell office:value-type="float" office:value="38.704625841414398" table:style-name="ce14">
            <text:p>39</text:p>
          </table:table-cell>
          <table:table-cell office:value-type="float" office:value="0.64507709735690599" table:style-name="ce15">
            <text:p>1</text:p>
          </table:table-cell>
          <table:table-cell office:value-type="string" table:style-name="ce10">
            <text:p>SGCC</text:p>
          </table:table-cell>
          <table:table-cell office:value-type="string" table:style-name="ce10">
            <text:p>Z22</text:p>
          </table:table-cell>
          <table:table-cell office:value-type="string" table:style-name="ce10">
            <text:p>2 – 2.2</text:p>
          </table:table-cell>
          <table:table-cell office:value-type="string" table:number-columns-spanned="2" table:number-rows-spanned="1" table:style-name="ce50">
            <text:p>DUCTING</text:p>
          </table:table-cell>
          <table:covered-table-cell/>
          <table:table-cell office:value-type="string" table:style-name="ce10">
            <text:p>CROM</text:p>
          </table:table-cell>
          <table:table-cell table:style-name="ce10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63in" svg:y="0.00138in" svg:width="0in" svg:height="0.2543in" draw:z-index="3" draw:id="id64" draw:style-name="a253" draw:name="Straight Connector 2">
              <svg:title/>
              <svg:desc/>
              <text:p text:style-name="a251" text:class-names="" text:cond-style-name=""><text:span text:style-name="a25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3" table:style-name="ce21"/>
          <table:table-cell table:style-name="ce22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office:value-type="float" office:value="10" table:style-name="ce10">
            <text:p>10</text:p>
          </table:table-cell>
          <table:table-cell office:value-type="float" office:value="0.4" table:style-name="ce11">
            <text:p>0.40</text:p>
          </table:table-cell>
          <table:table-cell office:value-type="string" table:style-name="ce12">
            <text:p>x</text:p>
            <draw:custom-shape svg:x="0.0756in" svg:y="0.2602in" svg:width="0in" svg:height="0.2544in" draw:z-index="23" draw:id="id84" draw:style-name="a333" draw:name="Straight Connector 4">
              <svg:title/>
              <svg:desc/>
              <text:p text:style-name="a331" text:class-names="" text:cond-style-name=""><text:span text:style-name="a33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20" draw:id="id81" draw:style-name="a321" draw:name="Straight Connector 3">
              <svg:title/>
              <svg:desc/>
              <text:p text:style-name="a319" text:class-names="" text:cond-style-name=""><text:span text:style-name="a31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219" table:style-name="ce13">
            <text:p>1219</text:p>
          </table:table-cell>
          <table:table-cell office:value-type="float" office:value="10" table:style-name="ce10">
            <text:p>10</text:p>
          </table:table-cell>
          <table:table-cell office:value-type="float" office:value="2612.56224429547" table:style-name="ce14">
            <text:p>2613</text:p>
          </table:table-cell>
          <table:table-cell office:value-type="string" table:style-name="ce10">
            <text:p>KS</text:p>
          </table:table-cell>
          <table:table-cell office:value-type="float" office:value="55" table:style-name="ce10">
            <text:p>55</text:p>
          </table:table-cell>
          <table:table-cell office:value-type="float" office:value="47.501131714463099" table:style-name="ce14">
            <text:p>48</text:p>
          </table:table-cell>
          <table:table-cell office:value-type="float" office:value="0.79168552857438501" table:style-name="ce15">
            <text:p>1</text:p>
          </table:table-cell>
          <table:table-cell office:value-type="string" table:style-name="ce10">
            <text:p>SGCC</text:p>
          </table:table-cell>
          <table:table-cell office:value-type="string" table:style-name="ce10">
            <text:p>Z18</text:p>
          </table:table-cell>
          <table:table-cell office:value-type="string" table:style-name="ce10">
            <text:p>2 – 2.2</text:p>
          </table:table-cell>
          <table:table-cell office:value-type="string" table:number-columns-spanned="2" table:number-rows-spanned="1" table:style-name="ce50">
            <text:p>OTOMOTIF</text:p>
          </table:table-cell>
          <table:covered-table-cell/>
          <table:table-cell office:value-type="string" table:style-name="ce10">
            <text:p>CROM</text:p>
          </table:table-cell>
          <table:table-cell table:style-name="ce58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67in" svg:width="0in" svg:height="0.2543in" draw:z-index="18" draw:id="id79" draw:style-name="a313" draw:name="Straight Connector 10">
              <svg:title/>
              <svg:desc/>
              <text:p text:style-name="a311" text:class-names="" text:cond-style-name=""><text:span text:style-name="a3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15" draw:id="id76" draw:style-name="a301" draw:name="Straight Connector 7">
              <svg:title/>
              <svg:desc/>
              <text:p text:style-name="a299" text:class-names="" text:cond-style-name=""><text:span text:style-name="a29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4" draw:id="id65" draw:style-name="a257" draw:name="Straight Connector 6">
              <svg:title/>
              <svg:desc/>
              <text:p text:style-name="a255" text:class-names="" text:cond-style-name=""><text:span text:style-name="a25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16" draw:id="id77" draw:style-name="a305" draw:name="Straight Connector 8">
              <svg:title/>
              <svg:desc/>
              <text:p text:style-name="a303" text:class-names="" text:cond-style-name=""><text:span text:style-name="a30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21" draw:id="id82" draw:style-name="a325" draw:name="Straight Connector 12">
              <svg:title/>
              <svg:desc/>
              <text:p text:style-name="a323" text:class-names="" text:cond-style-name=""><text:span text:style-name="a32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17" draw:id="id78" draw:style-name="a309" draw:name="Straight Connector 9">
              <svg:title/>
              <svg:desc/>
              <text:p text:style-name="a307" text:class-names="" text:cond-style-name=""><text:span text:style-name="a30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22" draw:id="id83" draw:style-name="a329" draw:name="Straight Connector 13">
              <svg:title/>
              <svg:desc/>
              <text:p text:style-name="a327" text:class-names="" text:cond-style-name=""><text:span text:style-name="a32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24" draw:id="id85" draw:style-name="a337" draw:name="Straight Connector 5">
              <svg:title/>
              <svg:desc/>
              <text:p text:style-name="a335" text:class-names="" text:cond-style-name=""><text:span text:style-name="a33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19" draw:id="id80" draw:style-name="a317" draw:name="Straight Connector 11">
              <svg:title/>
              <svg:desc/>
              <text:p text:style-name="a315" text:class-names="" text:cond-style-name=""><text:span text:style-name="a31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3" table:style-name="ce21"/>
          <table:table-cell table:style-name="ce22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0.25" table:style-name="ce11">
            <text:p>0.25</text:p>
          </table:table-cell>
          <table:table-cell office:value-type="string" table:style-name="ce12">
            <text:p>x</text:p>
            <draw:custom-shape svg:x="0.0756in" svg:y="0.2602in" svg:width="0in" svg:height="0.2544in" draw:z-index="13" draw:id="id74" draw:style-name="a293" draw:name="Straight Connector 15">
              <svg:title/>
              <svg:desc/>
              <text:p text:style-name="a291" text:class-names="" text:cond-style-name=""><text:span text:style-name="a29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2602in" svg:width="0in" svg:height="0.2544in" draw:z-index="10" draw:id="id71" draw:style-name="a281" draw:name="Straight Connector 14">
              <svg:title/>
              <svg:desc/>
              <text:p text:style-name="a279" text:class-names="" text:cond-style-name=""><text:span text:style-name="a27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914" table:style-name="ce13">
            <text:p>914</text:p>
          </table:table-cell>
          <table:table-cell office:value-type="float" office:value="40" table:style-name="ce10">
            <text:p>40</text:p>
          </table:table-cell>
          <table:table-cell office:value-type="float" office:value="22299.9623688135" table:style-name="ce14">
            <text:p>22300</text:p>
          </table:table-cell>
          <table:table-cell office:value-type="string" table:style-name="ce10">
            <text:p>POSCO</text:p>
          </table:table-cell>
          <table:table-cell office:value-type="float" office:value="70" table:style-name="ce10">
            <text:p>70</text:p>
          </table:table-cell>
          <table:table-cell office:value-type="float" office:value="318.57089098304999" table:style-name="ce14">
            <text:p>319</text:p>
          </table:table-cell>
          <table:table-cell office:value-type="float" office:value="5.3095148497175" table:style-name="ce15">
            <text:p>5</text:p>
          </table:table-cell>
          <table:table-cell office:value-type="string" table:style-name="ce10">
            <text:p>SGCC</text:p>
          </table:table-cell>
          <table:table-cell office:value-type="string" table:style-name="ce10">
            <text:p>Z12</text:p>
          </table:table-cell>
          <table:table-cell office:value-type="string" table:style-name="ce10">
            <text:p>3 – 4.3</text:p>
          </table:table-cell>
          <table:table-cell office:value-type="string" table:number-columns-spanned="2" table:number-rows-spanned="1" table:style-name="ce50">
            <text:p>TALANG</text:p>
          </table:table-cell>
          <table:covered-table-cell/>
          <table:table-cell office:value-type="string" table:style-name="ce10">
            <text:p>CROM</text:p>
          </table:table-cell>
          <table:table-cell table:style-name="ce23"/>
          <table:table-cell table:number-columns-repeated="1006" table:style-name="ce24"/>
          <table:table-cell table:style-name="ce25"/>
          <table:table-cell table:number-columns-repeated="15360"/>
        </table:table-row>
        <table:table-row table:style-name="ro4">
          <table:table-cell table:style-name="ce19"/>
          <table:table-cell table:style-name="ce20"/>
          <table:table-cell table:style-name="ce20">
            <draw:custom-shape svg:x="0.0756in" svg:y="0.0067in" svg:width="0in" svg:height="0.2543in" draw:z-index="6" draw:id="id67" draw:style-name="a265" draw:name="Straight Connector 18">
              <svg:title/>
              <svg:desc/>
              <text:p text:style-name="a263" text:class-names="" text:cond-style-name=""><text:span text:style-name="a26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7" draw:id="id68" draw:style-name="a269" draw:name="Straight Connector 19">
              <svg:title/>
              <svg:desc/>
              <text:p text:style-name="a267" text:class-names="" text:cond-style-name=""><text:span text:style-name="a26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8" draw:id="id69" draw:style-name="a273" draw:name="Straight Connector 20">
              <svg:title/>
              <svg:desc/>
              <text:p text:style-name="a271" text:class-names="" text:cond-style-name=""><text:span text:style-name="a27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9" draw:id="id70" draw:style-name="a277" draw:name="Straight Connector 21">
              <svg:title/>
              <svg:desc/>
              <text:p text:style-name="a275" text:class-names="" text:cond-style-name=""><text:span text:style-name="a27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67in" svg:width="0in" svg:height="0.2543in" draw:z-index="11" draw:id="id72" draw:style-name="a285" draw:name="Straight Connector 22">
              <svg:title/>
              <svg:desc/>
              <text:p text:style-name="a283" text:class-names="" text:cond-style-name=""><text:span text:style-name="a28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16in" svg:width="0in" svg:height="0.2543in" draw:z-index="25" draw:id="id86" draw:style-name="a341" draw:name="Straight Connector 24">
              <svg:title/>
              <svg:desc/>
              <text:p text:style-name="a339" text:class-names="" text:cond-style-name=""><text:span text:style-name="a33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5" draw:id="id66" draw:style-name="a261" draw:name="Straight Connector 17">
              <svg:title/>
              <svg:desc/>
              <text:p text:style-name="a259" text:class-names="" text:cond-style-name=""><text:span text:style-name="a25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3in" svg:width="0in" svg:height="0.2544in" draw:z-index="12" draw:id="id73" draw:style-name="a289" draw:name="Straight Connector 23">
              <svg:title/>
              <svg:desc/>
              <text:p text:style-name="a287" text:class-names="" text:cond-style-name=""><text:span text:style-name="a28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756in" svg:y="0.00498in" svg:width="0in" svg:height="0.2543in" draw:z-index="14" draw:id="id75" draw:style-name="a297" draw:name="Straight Connector 16">
              <svg:title/>
              <svg:desc/>
              <text:p text:style-name="a295" text:class-names="" text:cond-style-name=""><text:span text:style-name="a29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3" table:style-name="ce21"/>
          <table:table-cell table:style-name="ce22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0.25" table:style-name="ce11">
            <text:p>0.25</text:p>
          </table:table-cell>
          <table:table-cell office:value-type="string" table:style-name="ce12">
            <text:p>x</text:p>
          </table:table-cell>
          <table:table-cell office:value-type="float" office:value="914" table:style-name="ce13">
            <text:p>914</text:p>
          </table:table-cell>
          <table:table-cell office:value-type="float" office:value="50" table:style-name="ce10">
            <text:p>50</text:p>
          </table:table-cell>
          <table:table-cell office:value-type="float" office:value="27874.952961016901" table:style-name="ce14">
            <text:p>27875</text:p>
          </table:table-cell>
          <table:table-cell office:value-type="string" table:style-name="ce10">
            <text:p>POSCO</text:p>
          </table:table-cell>
          <table:table-cell office:value-type="float" office:value="70" table:style-name="ce10">
            <text:p>70</text:p>
          </table:table-cell>
          <table:table-cell office:value-type="float" office:value="398.21361372881302" table:style-name="ce14">
            <text:p>398</text:p>
          </table:table-cell>
          <table:table-cell office:value-type="float" office:value="6.6368935621468799" table:style-name="ce15">
            <text:p>7</text:p>
          </table:table-cell>
          <table:table-cell office:value-type="string" table:style-name="ce10">
            <text:p>G-550</text:p>
          </table:table-cell>
          <table:table-cell office:value-type="string" table:style-name="ce10">
            <text:p>Z12</text:p>
          </table:table-cell>
          <table:table-cell office:value-type="string" table:style-name="ce10">
            <text:p>3 – 6</text:p>
          </table:table-cell>
          <table:table-cell office:value-type="string" table:number-columns-spanned="2" table:number-rows-spanned="1" table:style-name="ce50">
            <text:p>GELOMBANG</text:p>
          </table:table-cell>
          <table:covered-table-cell/>
          <table:table-cell office:value-type="string" table:style-name="ce10">
            <text:p>CROM</text:p>
          </table:table-cell>
          <table:table-cell table:style-name="ce10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9"/>
          <table:table-cell table:number-columns-repeated="2" table:style-name="ce20"/>
          <table:table-cell table:number-columns-repeated="13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58"/>
          <table:table-cell table:style-name="ce59"/>
          <table:table-cell table:style-name="ce60"/>
          <table:table-cell table:style-name="ce61"/>
          <table:table-cell table:style-name="ce58"/>
          <table:table-cell table:style-name="ce62"/>
          <table:table-cell table:number-columns-repeated="2" table:style-name="ce58"/>
          <table:table-cell table:style-name="ce62"/>
          <table:table-cell table:style-name="ce63"/>
          <table:table-cell table:number-columns-repeated="3" table:style-name="ce58"/>
          <table:table-cell table:number-columns-spanned="2" table:number-rows-spanned="1" table:style-name="ce52"/>
          <table:covered-table-cell/>
          <table:table-cell table:number-columns-repeated="2" table:style-name="ce58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number-columns-repeated="2" table:style-name="ce20"/>
          <table:table-cell table:number-columns-repeated="13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0"/>
          <table:table-cell table:style-name="ce11"/>
          <table:table-cell table:style-name="ce12"/>
          <table:table-cell table:style-name="ce13"/>
          <table:table-cell table:style-name="ce10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3" table:style-name="ce10"/>
          <table:table-cell table:number-columns-spanned="2" table:number-rows-spanned="1" table:style-name="ce52"/>
          <table:covered-table-cell/>
          <table:table-cell table:style-name="ce10"/>
          <table:table-cell table:style-name="ce58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4">
          <table:table-cell table:style-name="ce19"/>
          <table:table-cell table:number-columns-repeated="2" table:style-name="ce20"/>
          <table:table-cell table:number-columns-repeated="13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0"/>
          <table:table-cell table:style-name="ce11"/>
          <table:table-cell table:style-name="ce12"/>
          <table:table-cell table:style-name="ce13"/>
          <table:table-cell table:style-name="ce10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3" table:style-name="ce10"/>
          <table:table-cell table:number-columns-spanned="2" table:number-rows-spanned="1" table:style-name="ce52"/>
          <table:covered-table-cell/>
          <table:table-cell table:style-name="ce10"/>
          <table:table-cell table:style-name="ce23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9"/>
          <table:table-cell table:number-columns-repeated="2" table:style-name="ce20"/>
          <table:table-cell table:number-columns-repeated="13" table:style-name="ce21"/>
          <table:table-cell table:style-name="ce2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4">
          <table:table-cell table:style-name="ce10"/>
          <table:table-cell table:style-name="ce11"/>
          <table:table-cell table:style-name="ce12"/>
          <table:table-cell table:style-name="ce13"/>
          <table:table-cell table:style-name="ce10"/>
          <table:table-cell table:style-name="ce14"/>
          <table:table-cell table:number-columns-repeated="2" table:style-name="ce10"/>
          <table:table-cell table:style-name="ce14"/>
          <table:table-cell table:style-name="ce15"/>
          <table:table-cell table:number-columns-repeated="3" table:style-name="ce10"/>
          <table:table-cell table:number-columns-spanned="2" table:number-rows-spanned="1" table:style-name="ce52"/>
          <table:covered-table-cell/>
          <table:table-cell table:style-name="ce10"/>
          <table:table-cell table:style-name="ce23"/>
          <table:table-cell table:number-columns-repeated="1006" table:style-name="ce17"/>
          <table:table-cell table:style-name="ce18"/>
          <table:table-cell table:number-columns-repeated="15360"/>
        </table:table-row>
        <table:table-row table:style-name="ro5">
          <table:table-cell table:style-name="ce28"/>
          <table:table-cell table:number-columns-repeated="2" table:style-name="ce5"/>
          <table:table-cell table:number-columns-repeated="13" table:style-name="ce4"/>
          <table:table-cell table:style-name="ce29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17" table:number-rows-spanned="1" table:style-name="ce49">
            <text:p>Halaman : 1 dari ......</text:p>
          </table:table-cell>
          <table:covered-table-cell table:number-columns-repeated="15"/>
          <table:covered-table-cell>
            <draw:custom-shape svg:x="0.6374in" svg:y="0.2126in" svg:width="0.002in" svg:height="1.3728in" draw:z-index="2" draw:id="id63" draw:style-name="a249" draw:name="Straight Connector 25">
              <svg:title/>
              <svg:desc/>
              <text:p text:style-name="a248" text:class-names="" text:cond-style-name=""><text:span text:style-name="a24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covered-table-cell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4" table:number-rows-spanned="1" table:style-name="ce50">
            <text:p>TOTAL</text:p>
          </table:table-cell>
          <table:covered-table-cell table:number-columns-repeated="3"/>
          <table:table-cell office:value-type="float" office:value="110" table:style-name="ce6">
            <text:p>110</text:p>
          </table:table-cell>
          <table:table-cell office:value-type="float" office:value="54529.185736989501" table:style-name="ce30">
            <text:p>54529</text:p>
          </table:table-cell>
          <table:table-cell table:number-columns-spanned="2" table:number-rows-spanned="1" table:style-name="ce52"/>
          <table:covered-table-cell/>
          <table:table-cell office:value-type="float" office:value="802.99026226774004" table:style-name="ce30">
            <text:p>803</text:p>
          </table:table-cell>
          <table:table-cell office:value-type="float" office:value="13.3831710377957" table:style-name="ce30">
            <text:p>13</text:p>
          </table:table-cell>
          <table:table-cell table:style-name="ce6"/>
          <table:table-cell office:value-type="string" table:style-name="ce31">
            <text:p><text:s text:c="4"/>Dibuat Oleh</text:p>
          </table:table-cell>
          <table:table-cell table:style-name="ce32"/>
          <table:table-cell office:value-type="string" table:style-name="ce31">
            <text:p><text:s/>Diperika Oleh</text:p>
          </table:table-cell>
          <table:table-cell table:style-name="ce32"/>
          <table:table-cell office:value-type="string" table:style-name="ce31">
            <text:p><text:s text:c="2"/>Disetujui Oleh <text:s text:c="4"/>Diterima Oleh</text:p>
          </table:table-cell>
          <table:table-cell table:style-name="ce32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49">
            <text:p>Jam produksi 1 minggu</text:p>
          </table:table-cell>
          <table:covered-table-cell table:number-columns-repeated="4"/>
          <table:table-cell office:value-type="float" office:value="168" table:number-columns-spanned="2" table:number-rows-spanned="1" table:style-name="ce50">
            <text:p>168</text:p>
          </table:table-cell>
          <table:covered-table-cell/>
          <table:table-cell office:value-type="string" table:number-columns-spanned="3" table:number-rows-spanned="1" table:style-name="ce49">
            <text:p>Selisih Jam</text:p>
          </table:table-cell>
          <table:covered-table-cell table:number-columns-repeated="2"/>
          <table:table-cell office:value-type="float" office:value="168" table:style-name="ce6">
            <text:p>168</text:p>
          </table:table-cell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1006" table:style-name="ce3"/>
          <table:table-cell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4" table:style-name="ce53">
            <text:p>CATATAN</text:p>
          </table:table-cell>
          <table:covered-table-cell/>
          <table:table-cell office:value-type="string" table:number-columns-spanned="9" table:number-rows-spanned="1" table:style-name="ce54">
            <text:p><text:s/>1 Estimasi ini sebagai pedoman untuk menyiapkan bahan baku CRC</text:p>
          </table:table-cell>
          <table:covered-table-cell table:number-columns-repeated="8"/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1007" table:style-name="ce2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55">
            <text:p><text:s/>2 Urutan produksi dapat berubah sesuai kondisi mesin dan ketersediaan bahan baku</text:p>
          </table:table-cell>
          <table:covered-table-cell table:number-columns-repeated="8"/>
          <table:table-cell table:style-name="ce33"/>
          <table:table-cell table:style-name="ce34"/>
          <table:table-cell table:style-name="ce33"/>
          <table:table-cell table:style-name="ce34"/>
          <table:table-cell table:style-name="ce33"/>
          <table:table-cell table:style-name="ce35"/>
          <table:table-cell table:number-columns-repeated="1007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number-columns-spanned="9" table:number-rows-spanned="1" table:style-name="ce55">
            <text:p><text:s/>3 Setiap perubahan urutan harus sepengetahuan karu dan kashift yang bertugas</text:p>
          </table:table-cell>
          <table:covered-table-cell table:number-columns-repeated="8"/>
          <table:table-cell office:value-type="string" table:style-name="ce36">
            <text:p><text:s text:c="3"/>Susana / Beni .S</text:p>
          </table:table-cell>
          <table:table-cell table:style-name="ce37"/>
          <table:table-cell office:value-type="string" table:style-name="ce36">
            <text:p><text:s text:c="4"/>Hermawan</text:p>
          </table:table-cell>
          <table:table-cell table:style-name="ce37"/>
          <table:table-cell office:value-type="string" table:style-name="ce36">
            <text:p><text:s text:c="2"/>Ida Bagus Gede <text:s text:c="5"/>Walim .H</text:p>
          </table:table-cell>
          <table:table-cell table:style-name="ce38"/>
          <table:table-cell table:number-columns-repeated="1007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number-columns-spanned="9" table:number-rows-spanned="1" table:style-name="ce56">
            <text:p><text:s/>4 Target Non Prime &lt; 1.5 %</text:p>
          </table:table-cell>
          <table:covered-table-cell table:number-columns-repeated="8"/>
          <table:table-cell office:value-type="string" table:style-name="ce39">
            <text:p><text:s text:c="3"/>Karu PPC / Staff</text:p>
          </table:table-cell>
          <table:table-cell table:style-name="ce35"/>
          <table:table-cell office:value-type="string" table:style-name="ce39">
            <text:p><text:s text:c="2"/>SPV Prod CGL</text:p>
          </table:table-cell>
          <table:table-cell table:style-name="ce35"/>
          <table:table-cell office:value-type="string" table:style-name="ce39">
            <text:p><text:s/>Kadept PPC/Prod <text:s text:c="4"/>Inventory</text:p>
          </table:table-cell>
          <table:table-cell table:style-name="ce35"/>
          <table:table-cell table:number-columns-repeated="1007" table:style-name="ce2"/>
          <table:table-cell table:number-columns-repeated="15360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table:style-name="ce4"/>
          <table:table-cell table:number-columns-repeated="1017" table:style-name="ce2"/>
          <table:table-cell table:number-columns-repeated="15360"/>
        </table:table-row>
        <table:table-row table:style-name="ro7">
          <table:table-cell/>
          <table:table-cell table:number-columns-repeated="16" table:style-name="ce1"/>
          <table:table-cell table:number-columns-repeated="16367"/>
        </table:table-row>
        <table:table-row table:style-name="ro7">
          <table:table-cell table:number-columns-repeated="16384"/>
        </table:table-row>
        <table:table-row table:style-name="ro1">
          <table:table-cell/>
          <table:table-cell table:style-name="ce40"/>
          <table:table-cell table:number-columns-repeated="3" table:style-name="ce5"/>
          <table:table-cell table:style-name="ce41"/>
          <table:table-cell table:number-columns-repeated="2" table:style-name="ce5"/>
          <table:table-cell table:number-columns-repeated="2" table:style-name="ce41"/>
          <table:table-cell table:number-columns-repeated="3" table:style-name="ce5"/>
          <table:table-cell table:number-columns-spanned="2" table:number-rows-spanned="1" table:style-name="ce57"/>
          <table:covered-table-cell/>
          <table:table-cell table:style-name="ce5"/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style-name="ce40"/>
          <table:table-cell table:number-columns-repeated="3" table:style-name="ce5"/>
          <table:table-cell table:style-name="ce41"/>
          <table:table-cell table:number-columns-repeated="2" table:style-name="ce5"/>
          <table:table-cell table:number-columns-repeated="2" table:style-name="ce41"/>
          <table:table-cell table:number-columns-repeated="3" table:style-name="ce5"/>
          <table:table-cell table:number-columns-spanned="2" table:number-rows-spanned="1" table:style-name="ce57"/>
          <table:covered-table-cell/>
          <table:table-cell table:style-name="ce5"/>
          <table:table-cell table:number-columns-repeated="1008" table:style-name="ce2"/>
          <table:table-cell table:number-columns-repeated="15360"/>
        </table:table-row>
        <table:table-row table:number-rows-repeated="1048538" table:style-name="ro7">
          <table:table-cell table:number-columns-repeated="16384"/>
        </table:table-row>
      </table:table>
      <table:table table:name="Sheet3_2" table:style-name="ta1">
        <table:table-column table:style-name="co15" table:default-cell-style-name="ce1"/>
        <table:table-column table:style-name="co1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1">
        <table:table-column table:style-name="co15" table:default-cell-style-name="ce1"/>
        <table:table-column table:style-name="co1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36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6" svg:viewBox="0 0 20 30" svg:d="m10 0-10 30h20z"/>
    <draw:marker draw:name="a280" svg:viewBox="0 0 20 30" svg:d="m10 0-10 30h20z"/>
    <draw:marker draw:name="a50" svg:viewBox="0 0 20 30" svg:d="m10 0-10 30h20z"/>
    <draw:marker draw:name="a126" svg:viewBox="0 0 20 30" svg:d="m10 0-10 30h20z"/>
    <draw:marker draw:name="a284" svg:viewBox="0 0 20 30" svg:d="m10 0-10 30h20z"/>
    <draw:marker draw:name="a312" svg:viewBox="0 0 20 30" svg:d="m10 0-10 30h20z"/>
    <draw:marker draw:name="a54" svg:viewBox="0 0 20 30" svg:d="m10 0-10 30h20z"/>
    <draw:marker draw:name="a288" svg:viewBox="0 0 20 30" svg:d="m10 0-10 30h20z"/>
    <draw:marker draw:name="a316" svg:viewBox="0 0 20 30" svg:d="m10 0-10 30h20z"/>
    <draw:marker draw:name="a58" svg:viewBox="0 0 20 30" svg:d="m10 0-10 30h20z"/>
    <draw:marker draw:name="a252" svg:viewBox="0 0 20 30" svg:d="m10 0-10 30h20z"/>
    <draw:marker draw:name="a22" svg:viewBox="0 0 20 30" svg:d="m10 0-10 30h20z"/>
    <draw:marker draw:name="a256" svg:viewBox="0 0 20 30" svg:d="m10 0-10 30h20z"/>
    <draw:marker draw:name="a190" svg:viewBox="0 0 20 30" svg:d="m10 0-10 30h20z"/>
    <draw:marker draw:name="a26" svg:viewBox="0 0 20 30" svg:d="m10 0-10 30h20z"/>
    <draw:marker draw:name="a194" svg:viewBox="0 0 20 30" svg:d="m10 0-10 30h20z"/>
    <draw:marker draw:name="a222" svg:viewBox="0 0 20 30" svg:d="m10 0-10 30h20z"/>
    <draw:marker draw:name="a198" svg:viewBox="0 0 20 30" svg:d="m10 0-10 30h20z"/>
    <draw:marker draw:name="a226" svg:viewBox="0 0 20 30" svg:d="m10 0-10 30h20z"/>
    <draw:marker draw:name="a162" svg:viewBox="0 0 20 30" svg:d="m10 0-10 30h20z"/>
    <draw:marker draw:name="a90" svg:viewBox="0 0 20 30" svg:d="m10 0-10 30h20z"/>
    <draw:marker draw:name="a166" svg:viewBox="0 0 20 30" svg:d="m10 0-10 30h20z"/>
    <draw:marker draw:name="a130" svg:viewBox="0 0 20 30" svg:d="m10 0-10 30h20z"/>
    <draw:marker draw:name="a94" svg:viewBox="0 0 20 30" svg:d="m10 0-10 30h20z"/>
    <draw:marker draw:name="a134" svg:viewBox="0 0 20 30" svg:d="m10 0-10 30h20z"/>
    <draw:marker draw:name="a98" svg:viewBox="0 0 20 30" svg:d="m10 0-10 30h20z"/>
    <draw:marker draw:name="a320" svg:viewBox="0 0 20 30" svg:d="m10 0-10 30h20z"/>
    <draw:marker draw:name="a292" svg:viewBox="0 0 20 30" svg:d="m10 0-10 30h20z"/>
    <draw:marker draw:name="a62" svg:viewBox="0 0 20 30" svg:d="m10 0-10 30h20z"/>
    <draw:marker draw:name="a138" svg:viewBox="0 0 20 30" svg:d="m10 0-10 30h20z"/>
    <draw:marker draw:name="a296" svg:viewBox="0 0 20 30" svg:d="m10 0-10 30h20z"/>
    <draw:marker draw:name="a324" svg:viewBox="0 0 20 30" svg:d="m10 0-10 30h20z"/>
    <draw:marker draw:name="a102" svg:viewBox="0 0 20 30" svg:d="m10 0-10 30h20z"/>
    <draw:marker draw:name="a66" svg:viewBox="0 0 20 30" svg:d="m10 0-10 30h20z"/>
    <draw:marker draw:name="a260" svg:viewBox="0 0 20 30" svg:d="m10 0-10 30h20z"/>
    <draw:marker draw:name="a30" svg:viewBox="0 0 20 30" svg:d="m10 0-10 30h20z"/>
    <draw:marker draw:name="a328" svg:viewBox="0 0 20 30" svg:d="m10 0-10 30h20z"/>
    <draw:marker draw:name="a106" svg:viewBox="0 0 20 30" svg:d="m10 0-10 30h20z"/>
    <draw:marker draw:name="a264" svg:viewBox="0 0 20 30" svg:d="m10 0-10 30h20z"/>
    <draw:marker draw:name="a6" svg:viewBox="0 0 20 30" svg:d="m10 0-10 30h20z"/>
    <draw:marker draw:name="a34" svg:viewBox="0 0 20 30" svg:d="m10 0-10 30h20z"/>
    <draw:marker draw:name="a230" svg:viewBox="0 0 20 30" svg:d="m10 0-10 30h20z"/>
    <draw:marker draw:name="a268" svg:viewBox="0 0 20 30" svg:d="m10 0-10 30h20z"/>
    <draw:marker draw:name="a38" svg:viewBox="0 0 20 30" svg:d="m10 0-10 30h20z"/>
    <draw:marker draw:name="a234" svg:viewBox="0 0 20 30" svg:d="m10 0-10 30h20z"/>
    <draw:marker draw:name="a170" svg:viewBox="0 0 20 30" svg:d="m10 0-10 30h20z"/>
    <draw:marker draw:name="a238" svg:viewBox="0 0 20 30" svg:d="m10 0-10 30h20z"/>
    <draw:marker draw:name="a174" svg:viewBox="0 0 20 30" svg:d="m10 0-10 30h20z"/>
    <draw:marker draw:name="a202" svg:viewBox="0 0 20 30" svg:d="m10 0-10 30h20z"/>
    <draw:marker draw:name="a206" svg:viewBox="0 0 20 30" svg:d="m10 0-10 30h20z"/>
    <draw:marker draw:name="a178" svg:viewBox="0 0 20 30" svg:d="m10 0-10 30h20z"/>
    <draw:marker draw:name="a142" svg:viewBox="0 0 20 30" svg:d="m10 0-10 30h20z"/>
    <draw:marker draw:name="a70" svg:viewBox="0 0 20 30" svg:d="m10 0-10 30h20z"/>
    <draw:marker draw:name="a146" svg:viewBox="0 0 20 30" svg:d="m10 0-10 30h20z"/>
    <draw:marker draw:name="a332" svg:viewBox="0 0 20 30" svg:d="m10 0-10 30h20z"/>
    <draw:marker draw:name="a110" svg:viewBox="0 0 20 30" svg:d="m10 0-10 30h20z"/>
    <draw:marker draw:name="a74" svg:viewBox="0 0 20 30" svg:d="m10 0-10 30h20z"/>
    <draw:marker draw:name="a336" svg:viewBox="0 0 20 30" svg:d="m10 0-10 30h20z"/>
    <draw:marker draw:name="a114" svg:viewBox="0 0 20 30" svg:d="m10 0-10 30h20z"/>
    <draw:marker draw:name="a78" svg:viewBox="0 0 20 30" svg:d="m10 0-10 30h20z"/>
    <draw:marker draw:name="a300" svg:viewBox="0 0 20 30" svg:d="m10 0-10 30h20z"/>
    <draw:marker draw:name="a272" svg:viewBox="0 0 20 30" svg:d="m10 0-10 30h20z"/>
    <draw:marker draw:name="a42" svg:viewBox="0 0 20 30" svg:d="m10 0-10 30h20z"/>
    <draw:marker draw:name="a118" svg:viewBox="0 0 20 30" svg:d="m10 0-10 30h20z"/>
    <draw:marker draw:name="a276" svg:viewBox="0 0 20 30" svg:d="m10 0-10 30h20z"/>
    <draw:marker draw:name="a304" svg:viewBox="0 0 20 30" svg:d="m10 0-10 30h20z"/>
    <draw:marker draw:name="a46" svg:viewBox="0 0 20 30" svg:d="m10 0-10 30h20z"/>
    <draw:marker draw:name="a10" svg:viewBox="0 0 20 30" svg:d="m10 0-10 30h20z"/>
    <draw:marker draw:name="a308" svg:viewBox="0 0 20 30" svg:d="m10 0-10 30h20z"/>
    <draw:marker draw:name="a244" svg:viewBox="0 0 20 30" svg:d="m10 0-10 30h20z"/>
    <draw:marker draw:name="a14" svg:viewBox="0 0 20 30" svg:d="m10 0-10 30h20z"/>
    <draw:marker draw:name="a182" svg:viewBox="0 0 20 30" svg:d="m10 0-10 30h20z"/>
    <draw:marker draw:name="a210" svg:viewBox="0 0 20 30" svg:d="m10 0-10 30h20z"/>
    <draw:marker draw:name="a18" svg:viewBox="0 0 20 30" svg:d="m10 0-10 30h20z"/>
    <draw:marker draw:name="a186" svg:viewBox="0 0 20 30" svg:d="m10 0-10 30h20z"/>
    <draw:marker draw:name="a214" svg:viewBox="0 0 20 30" svg:d="m10 0-10 30h20z"/>
    <draw:marker draw:name="a150" svg:viewBox="0 0 20 30" svg:d="m10 0-10 30h20z"/>
    <draw:marker draw:name="a218" svg:viewBox="0 0 20 30" svg:d="m10 0-10 30h20z"/>
    <draw:marker draw:name="a154" svg:viewBox="0 0 20 30" svg:d="m10 0-10 30h20z"/>
    <draw:marker draw:name="a340" svg:viewBox="0 0 20 30" svg:d="m10 0-10 30h20z"/>
    <draw:marker draw:name="a82" svg:viewBox="0 0 20 30" svg:d="m10 0-10 30h20z"/>
    <draw:marker draw:name="a158" svg:viewBox="0 0 20 30" svg:d="m10 0-10 30h20z"/>
    <draw:marker draw:name="a122" svg:viewBox="0 0 20 30" svg:d="m10 0-10 30h20z"/>
  </office:styles>
  <office:automatic-styles>
    <style:page-layout style:name="pm1">
      <style:page-layout-properties fo:margin-top="0.2953in" fo:margin-bottom="0.3547in" fo:margin-left="0.1744in" fo:margin-right="0.0217in" style:print-orientation="landscape" style:print-page-order="ltr" style:first-page-number="1" style:scale-to="98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beni</dc:creator>
    <meta:creation-date>2008-04-03T07:40:32Z</meta:creation-date>
    <dc:date>2017-07-17T07:32:01Z</dc:date>
    <meta:print-date>2016-12-05T09:31:42Z</meta:print-date>
    <meta:editing-cycles>215</meta:editing-cycles>
    <meta:editing-duration>PT729936S</meta:editing-duration>
    <meta:user-defined meta:name="Info 1"/>
    <meta:user-defined meta:name="Info 2"/>
    <meta:user-defined meta:name="Info 3"/>
    <meta:user-defined meta:name="Info 4"/>
  </office:meta>
</office:document-meta>
</file>